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“Hard Points” to be renamed “Locks”</text:p>
          <text:list>
            <text:list-item>
              <text:p text:style-name="P1">Locks are for locking an object to another object .. ?</text:p>
            </text:list-item>
          </text:list>
        </text:list-item>
        <text:list-item>
          <text:p text:style-name="P1">Object Sensor types</text:p>
          <text:list>
            <text:list-item>
              <text:p text:style-name="P1">SphereSensor</text:p>
              <text:list>
                <text:list-item>
                  <text:p text:style-name="P1">A sensor that sends a message or triggers something upon contact with a sphere</text:p>
                </text:list-item>
              </text:list>
            </text:list-item>
            <text:list-item>
              <text:p text:style-name="P1">SpringSensor</text:p>
              <text:list>
                <text:list-item>
                  <text:p text:style-name="P1">A sensor that sends a message or triggers something upon the significant size change of a spring</text:p>
                </text:list-item>
              </text:list>
            </text:list-item>
          </text:list>
        </text:list-item>
        <text:list-item>
          <text:p text:style-name="P1">Decomposition of static geometry</text:p>
          <text:list>
            <text:list-item>
              <text:p text:style-name="P1">StaticObjects will soon become arrays of polygons and edges</text:p>
            </text:list-item>
            <text:list-item>
              <text:p text:style-name="P1">The polygons will represent their desired shape</text:p>
            </text:list-item>
            <text:list-item>
              <text:p text:style-name="P1">After successfully finding a collision with a polygon, a search will then begin to find the closest edge</text:p>
            </text:list-item>
            <text:list-item>
              <text:p text:style-name="P1">this edge will be where to push out of the object</text:p>
            </text:list-item>
            <text:list-item>
              <text:p text:style-name="P1">edges will also have to include determining collisions against convex/acute corners</text:p>
            </text:list-item>
          </text:list>
        </text:list-item>
        <text:list-item>
          <text:p text:style-name="P1">Testing two polyobjects will be decomposed to</text:p>
          <text:list>
            <text:list-item>
              <text:p text:style-name="P1">finding only the edges and corners/points in the area of contact</text:p>
              <text:list>
                <text:list-item>
                  <text:p text:style-name="P1">the area of contact is the result of a boolean between each objects bounding box</text:p>
                </text:list-item>
              </text:list>
            </text:list-item>
            <text:list-item>
              <text:p text:style-name="P1">then, testing the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Mike Kasprzak</meta:initial-creator>
    <meta:creation-date>2006-03-21T23:46:00</meta:creation-date>
    <dc:creator>Mike Kasprzak</dc:creator>
    <dc:date>2006-03-22T01:15:21</dc:date>
    <dc:language>en-US</dc:language>
    <meta:editing-cycles>3</meta:editing-cycles>
    <meta:editing-duration>PT1H29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149" meta:character-count="887"/>
  </office:meta>
</office:document-meta>
</file>